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Ubuntu" svg:font-family="Ubuntu" style:font-pitch="variable"/>
    <style:font-face style:name="monospace" svg:font-family="monospace, monospace"/>
    <style:font-face style:name="var ff-mono" svg:font-family="'var ff-mono'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2285in" style:rel-column-width="1770*"/>
    </style:style>
    <style:style style:name="Table1.B" style:family="table-column">
      <style:table-column-properties style:column-width="5.4646in" style:rel-column-width="787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0882in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Preformatted_20_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officeooo:paragraph-rsid="000ebc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monospace" fo:font-size="12pt" fo:letter-spacing="normal" fo:font-style="normal" fo:font-weight="normal"/>
    </style:style>
    <style:style style:name="P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officeooo:rsid="00168c0c" officeooo:paragraph-rsid="00168c0c" style:font-size-asian="12pt" style:font-name-complex="Ubuntu" style:font-size-complex="12pt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style:font-size-asian="12pt" style:font-name-complex="Ubuntu" style:font-size-complex="12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officeooo:paragraph-rsid="000ebc42" style:font-size-asian="12pt" style:font-name-complex="Ubuntu" style:font-size-complex="12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fo:language="en" fo:country="US" officeooo:paragraph-rsid="000ebc42" style:letter-kerning="true" style:font-name-asian="Noto Sans Mono CJK SC" style:font-size-asian="12pt" style:language-asian="zh" style:country-asian="CN" style:font-name-complex="Ubuntu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Ubuntu" fo:font-size="12pt" officeooo:paragraph-rsid="000ebc42" style:font-size-asian="12pt" style:font-name-complex="Ubuntu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1" style:family="paragraph" style:parent-style-name="Table_20_Contents">
      <style:text-properties style:font-name="Ubuntu" fo:font-size="12pt" style:font-size-asian="12pt" style:font-name-complex="Ubuntu" style:font-size-complex="12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Ubuntu" fo:font-size="12pt" fo:font-weight="bold" officeooo:paragraph-rsid="000ebc42" style:font-size-asian="12pt" style:font-weight-asian="bold" style:font-name-complex="Ubuntu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2pt" fo:font-weight="bold" officeooo:rsid="000ebc42" officeooo:paragraph-rsid="000ebc42" style:font-size-asian="12pt" style:font-weight-asian="bold" style:font-name-complex="Ubuntu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d918" officeooo:paragraph-rsid="0012d918" style:font-size-asian="12pt" style:font-weight-asian="bold" style:font-name-complex="Ubuntu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68c0c" officeooo:paragraph-rsid="00168c0c" style:font-size-asian="12pt" style:font-weight-asian="bold" style:font-name-complex="Ubuntu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94f5a" officeooo:paragraph-rsid="00194f5a" style:font-size-asian="12pt" style:font-weight-asian="bold" style:font-name-complex="Ubuntu" style:font-size-complex="12pt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Ubuntu" style:font-name-complex="Ubuntu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Ubuntu" style:font-name-complex="Ubuntu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Ubuntu" style:font-name-complex="Ubuntu"/>
    </style:style>
    <style:style style:name="P21" style:family="paragraph" style:parent-style-name="Table_20_Contents">
      <style:paragraph-properties fo:margin-top="0in" fo:margin-bottom="0in" style:contextual-spacing="false" fo:text-align="start" style:justify-single-word="false" fo:hyphenation-ladder-count="no-limit" style:writing-mode="rl-tb"/>
      <style:text-properties style:use-window-font-color="true" loext:opacity="0%" style:font-name="Ubuntu" fo:font-size="12pt" fo:language="en" fo:country="US" officeooo:rsid="00194f5a" officeooo:paragraph-rsid="00194f5a" style:letter-kerning="true" style:font-name-asian="Noto Serif CJK SC" style:font-size-asian="12pt" style:language-asian="zh" style:country-asian="CN" style:font-name-complex="Ubuntu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c823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404040" loext:opacity="100%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style:font-name="Ubuntu" fo:font-size="12pt" fo:letter-spacing="normal" fo:language="en" fo:country="US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Ubuntu" style:font-size-complex="12pt" style:language-complex="hi" style:country-complex="IN"/>
    </style:style>
    <style:style style:name="T5" style:family="text">
      <style:text-properties fo:font-variant="normal" fo:text-transform="none" style:use-window-font-color="true" loext:opacity="0%" style:font-name="var ff-mono" fo:font-size="12pt" fo:letter-spacing="normal" fo:language="en" fo:country="US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size-complex="12pt" style:language-complex="hi" style:country-complex="IN" loext:padding="0in" loext:border="none"/>
    </style:style>
    <style:style style:name="T6" style:family="text">
      <style:text-properties style:text-line-through-style="none" style:text-line-through-type="none" style:font-name="Ubuntu" style:text-underline-style="none" style:text-blinking="false" style:font-name-complex="Ubuntu" loext:padding="0.0138in" loext:border="0.51pt solid #000000" loext:shadow="none"/>
    </style:style>
    <style:style style:name="T7" style:family="text">
      <style:text-properties officeooo:rsid="001744ce"/>
    </style:style>
    <style:style style:name="T8" style:family="text">
      <style:text-properties style:font-name="Ubuntu" style:font-name-complex="Ubuntu"/>
    </style:style>
    <style:style style:name="T9" style:family="text">
      <style:text-properties style:font-name="Ubuntu" fo:background-color="#f7f7f7" loext:char-shading-value="0" style:font-size-asian="12pt" style:font-name-complex="Ubuntu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A</text:span><text:span text:style-name="T1">fter install ubuntu</text:span></text:p>
      <text:p text:style-name="P20"/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Update</text:p>
          </table:table-cell>
          <table:table-cell table:style-name="Table1.B1" office:value-type="string">
            <text:p text:style-name="P8">sudo apt update &amp;&amp; apt upgeade</text:p>
          </table:table-cell>
        </table:table-row>
        <table:table-row>
          <table:table-cell table:style-name="Table1.A2" office:value-type="string">
            <text:p text:style-name="P14">Update Error</text:p>
          </table:table-cell>
          <table:table-cell table:style-name="Table1.B2" office:value-type="string">
            <text:p text:style-name="P8">ERROR Could not resolve 'security.ubuntu.com'</text:p>
            <text:p text:style-name="P8">echo "nameserver 8.8.8.8" | sudo tee /etc/resolv.conf &gt; /dev/null</text:p>
            <text:p text:style-name="P8">sudo apt-get update</text:p>
          </table:table-cell>
        </table:table-row>
        <table:table-row>
          <table:table-cell table:style-name="Table1.A2" office:value-type="string">
            <text:p text:style-name="P14">Git</text:p>
          </table:table-cell>
          <table:table-cell table:style-name="Table1.B2" office:value-type="string">
            <text:p text:style-name="P8">sudo apt-get install git</text:p>
          </table:table-cell>
        </table:table-row>
        <table:table-row>
          <table:table-cell table:style-name="Table1.A2" office:value-type="string">
            <text:p text:style-name="P14">SMPlayer</text:p>
          </table:table-cell>
          <table:table-cell table:style-name="Table1.B2" office:value-type="string">
            <text:p text:style-name="P8">sudo add-apt-repository ppa:rvm/smplayer </text:p>
            <text:p text:style-name="P8">sudo apt-get update </text:p>
            <text:p text:style-name="P8">sudo apt-get install smplayer</text:p>
          </table:table-cell>
        </table:table-row>
        <table:table-row>
          <table:table-cell table:style-name="Table1.A2" office:value-type="string">
            <text:p text:style-name="P12">anaconda</text:p>
          </table:table-cell>
          <table:table-cell table:style-name="Table1.B2" office:value-type="string">
            <text:p text:style-name="P8">anaconda</text:p>
            <text:p text:style-name="P6">sha256sum Anaconda3-2022.05-Linux-x86_64.sh</text:p>
            <text:p text:style-name="P6">bash Anaconda3-2022.05-Linux-x86_64.sh</text:p>
            <text:p text:style-name="P6">conda update conda</text:p>
            <text:p text:style-name="P6">conda update anacond</text:p>
            <text:p text:style-name="P7">anaconda-navigator <text:s/>for run anaconda</text:p>
          </table:table-cell>
        </table:table-row>
        <table:table-row>
          <table:table-cell table:style-name="Table1.A2" office:value-type="string">
            <text:p text:style-name="P12">tar.gz</text:p>
          </table:table-cell>
          <table:table-cell table:style-name="Table1.B2" office:value-type="string">
            <text:p text:style-name="P2"><text:span text:style-name="Source_20_Text"><text:span text:style-name="T4">sudo apt install xz-utils</text:span></text:span></text:p>
            <text:p text:style-name="P2"><text:span text:style-name="Source_20_Text"><text:span text:style-name="T4">tar xvf file.tar.gz</text:span></text:span></text:p>
            <text:p text:style-name="P2"><text:span text:style-name="Source_20_Text"><text:span text:style-name="T4"/></text:span></text:p>
            <text:p text:style-name="P2"><text:span text:style-name="Source_20_Text"><text:span text:style-name="T4">./configure</text:span></text:span></text:p>
            <text:p text:style-name="P2"><text:span text:style-name="Source_20_Text"><text:span text:style-name="T4">make</text:span></text:span></text:p>
            <text:p text:style-name="P2"><text:span text:style-name="Source_20_Text"><text:span text:style-name="T5">sudo make install</text:span></text:span></text:p>
          </table:table-cell>
        </table:table-row>
        <table:table-row>
          <table:table-cell table:style-name="Table1.A2" office:value-type="string">
            <text:p text:style-name="P15">Root FileManager</text:p>
          </table:table-cell>
          <table:table-cell table:style-name="Table1.B2" office:value-type="string">
            <text:p text:style-name="P9">sudo nautilus</text:p>
          </table:table-cell>
        </table:table-row>
        <table:table-row table:style-name="Table1.8">
          <table:table-cell table:style-name="Table1.A2" office:value-type="string">
            <text:p text:style-name="P16">XAMPP</text:p>
          </table:table-cell>
          <table:table-cell table:style-name="Table1.B2" office:value-type="string">
            <text:p text:style-name="P4">Download xampp.run</text:p>
            <text:p text:style-name="P5">sudo chmod 755 [package_name]</text:p>
            <text:p text:style-name="P3"><text:span text:style-name="Source_20_Text"><text:span text:style-name="T9">ls –l [package_name]</text:span></text:span></text:p>
            <text:p text:style-name="P10"><text:span text:style-name="T3">sudo ./[package_name]</text:span><text:line-break/><text:span text:style-name="T7">xampp control panel <text:s text:c="5"/></text:span><text:span text:style-name="T3">sudo /opt/lampp/./manager-linux-x64.run</text:span></text:p>
          </table:table-cell>
        </table:table-row>
        <table:table-row>
          <table:table-cell table:style-name="Table1.A2" office:value-type="string">
            <text:p text:style-name="P17">Fonts</text:p>
          </table:table-cell>
          <table:table-cell table:style-name="Table1.B2" office:value-type="string">
            <text:p text:style-name="P21">Copy <text:s text:c="3"/>font folder <text:s text:c="3"/>to <text:s text:c="7"/>/usr/share/font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1"/>
          </table:table-cell>
        </table:table-row>
      </table:table>
      <text:p text:style-name="P19"/>
      <text:p text:style-name="P1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6"><text:line-break/></text:span></text:span></text:a><text:span text:style-name="T8"><text:line-break/></text:span></text:p>
      <text:p text:style-name="P18"/>
      <text:p text:style-name="P18"/>
      <text:p text:style-name="P19"/>
      <text:p text:style-name="P19"><text:soft-page-break/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Ubuntu" svg:font-family="Ubuntu" style:font-pitch="variable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17T19:51:46.123072575</dc:date>
    <meta:editing-cycles>26</meta:editing-cycles>
    <meta:editing-duration>PT5H34M20S</meta:editing-duration>
    <meta:generator>LibreOffice/24.2.5.2$Linux_X86_64 LibreOffice_project/420$Build-2</meta:generator>
    <meta:document-statistic meta:table-count="1" meta:image-count="0" meta:object-count="0" meta:page-count="2" meta:paragraph-count="36" meta:word-count="101" meta:character-count="818" meta:non-whitespace-character-count="729"/>
    <meta:user-defined meta:name="AppVersion">15.0000</meta:user-defined>
    <meta:template xlink:type="simple" xlink:actuate="onRequest" xlink:title="Normal" xlink:href=""/>
  </office:meta>
</office:document-meta>
</file>